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name-complex="Verdana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4pt" fo:font-weight="bold" style:font-size-asian="24pt" style:font-weight-asian="bold" style:font-name-complex="Verdana" style:font-size-complex="24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4">Project I</text:p>
      <text:p text:style-name="P2"/>
      <text:p text:style-name="P2"/>
      <text:p text:style-name="P2"/>
      <text:p text:style-name="P2"/>
      <text:p text:style-name="P2"/>
      <text:p text:style-name="P2">Game</text:p>
      <text:p text:style-name="P3">Shoe Black Jack</text:p>
      <text:p text:style-name="P2"/>
      <text:p text:style-name="P2"/>
      <text:p text:style-name="P2"/>
      <text:p text:style-name="P2">Course</text:p>
      <text:p text:style-name="P3">CIS-17C</text:p>
      <text:p text:style-name="P2"/>
      <text:p text:style-name="P2">Class ID</text:p>
      <text:p text:style-name="P3">48942</text:p>
      <text:p text:style-name="P3"/>
      <text:p text:style-name="P2"/>
      <text:p text:style-name="P2"/>
      <text:p text:style-name="P2">Author</text:p>
      <text:p text:style-name="P3">Charley Han</text:p>
      <text:p text:style-name="P3">ID: 2528080</text:p>
      <text:p text:style-name="P3"/>
      <text:p text:style-name="P3">11/15/201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6T23:15:07</meta:creation-date>
    <dc:date>2015-11-19T17:29:59.41</dc:date>
    <meta:editing-duration>PT1M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7" meta:character-count="92"/>
  </office:meta>
</office:document-meta>
</file>